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officeooo:rsid="0020ca91" officeooo:paragraph-rsid="0020ca91"/>
    </style:style>
    <style:style style:name="P2" style:family="paragraph" style:parent-style-name="Standard">
      <style:text-properties officeooo:rsid="001f19d7" officeooo:paragraph-rsid="001f19d7"/>
    </style:style>
    <style:style style:name="P3" style:family="paragraph" style:parent-style-name="Standard" style:list-style-name="L1">
      <style:text-properties officeooo:rsid="001f19d7" officeooo:paragraph-rsid="001f19d7"/>
    </style:style>
    <style:style style:name="P4" style:family="paragraph" style:parent-style-name="Standard" style:list-style-name="L2">
      <style:text-properties officeooo:rsid="001f19d7" officeooo:paragraph-rsid="001f19d7"/>
    </style:style>
    <style:style style:name="P5" style:family="paragraph" style:parent-style-name="Standard" style:list-style-name="L3">
      <style:text-properties officeooo:rsid="001f19d7" officeooo:paragraph-rsid="001f19d7"/>
    </style:style>
    <style:style style:name="P6" style:family="paragraph" style:parent-style-name="Standard" style:list-style-name="L4">
      <style:text-properties officeooo:rsid="001f19d7" officeooo:paragraph-rsid="001f19d7"/>
    </style:style>
    <style:style style:name="P7" style:family="paragraph" style:parent-style-name="Standard" style:list-style-name="L5">
      <style:text-properties officeooo:rsid="001f19d7" officeooo:paragraph-rsid="001f19d7"/>
    </style:style>
    <style:style style:name="P8" style:family="paragraph" style:parent-style-name="Standard" style:list-style-name="L6">
      <style:text-properties officeooo:rsid="001f19d7" officeooo:paragraph-rsid="001f19d7"/>
    </style:style>
    <style:style style:name="P9" style:family="paragraph" style:parent-style-name="Standard" style:list-style-name="L7">
      <style:text-properties officeooo:rsid="001f19d7" officeooo:paragraph-rsid="001f19d7"/>
    </style:style>
    <style:style style:name="P10" style:family="paragraph" style:parent-style-name="Standard" style:list-style-name="L8">
      <style:text-properties officeooo:rsid="001f19d7" officeooo:paragraph-rsid="001f19d7"/>
    </style:style>
    <style:style style:name="P11" style:family="paragraph" style:parent-style-name="Standard" style:list-style-name="L9">
      <style:text-properties officeooo:rsid="001f19d7" officeooo:paragraph-rsid="001f19d7"/>
    </style:style>
    <style:style style:name="P12" style:family="paragraph" style:parent-style-name="Standard">
      <style:text-properties officeooo:rsid="001f19d7" officeooo:paragraph-rsid="0020ca91"/>
    </style:style>
    <style:style style:name="P13" style:family="paragraph" style:parent-style-name="Standard" style:list-style-name="L11">
      <style:text-properties officeooo:rsid="001f19d7" officeooo:paragraph-rsid="0020ca91"/>
    </style:style>
    <style:style style:name="P14" style:family="paragraph" style:parent-style-name="Standard">
      <style:text-properties fo:font-weight="bold" officeooo:rsid="001f19d7" officeooo:paragraph-rsid="001f19d7" style:font-weight-asian="bold" style:font-weight-complex="bold"/>
    </style:style>
    <style:style style:name="T1" style:family="text">
      <style:text-properties fo:font-weight="bold" style:font-weight-asian="bold" style:font-weight-complex="bold"/>
    </style:style>
    <style:style style:name="T2" style:family="text">
      <style:text-properties officeooo:rsid="0020ca9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706cm" fo:text-indent="-0.635cm" fo:margin-left="1.7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41cm" fo:text-indent="-0.635cm" fo:margin-left="2.3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6cm" fo:text-indent="-0.635cm" fo:margin-left="2.9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11cm" fo:text-indent="-0.635cm" fo:margin-left="3.6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6cm" fo:text-indent="-0.635cm" fo:margin-left="4.2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81cm" fo:text-indent="-0.635cm" fo:margin-left="4.8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6cm" fo:text-indent="-0.635cm" fo:margin-left="5.5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51cm" fo:text-indent="-0.635cm" fo:margin-left="6.1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6cm" fo:text-indent="-0.635cm" fo:margin-left="6.7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21cm" fo:text-indent="-0.635cm" fo:margin-left="7.42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o prosazují Piráti v pražské politice</text:h>
      <text:p text:style-name="P2"/>
      <text:p text:style-name="P2"><text:span text:style-name="T1">Zlepšení fungování Zastupitelstva a Rady</text:span></text:p>
      <text:list xml:id="list8815431877812441961" text:style-name="L1">
        <text:list-item>
          <text:p text:style-name="P3">Přítomnost člena všech opozičních klubů na Radě / streaming Rady</text:p>
        </text:list-item>
        <text:list-item>
          <text:p text:style-name="P3">Vstřícný přístup k opozici - zapojování do poradních komisí a odpovědi spíše než mlčení a ignorování, poskytování informací opozici (s výjimkami stanovenými zákonem)</text:p>
        </text:list-item>
        <text:list-item>
          <text:p text:style-name="P3">Jmenovité hlasování Rady</text:p>
        </text:list-item>
        <text:list-item>
          <text:p text:style-name="P3">Rádi bychom zavedli systém projektového řízení do fungování Rady/koalice</text:p>
        </text:list-item>
        <text:list-item>
          <text:p text:style-name="P3">Pravidelné schůzky předsedů klubů k programu zastupitelstva ještě před tím, než program projedná Rada</text:p>
        </text:list-item>
        <text:list-item>
          <text:p text:style-name="P3">Konec trafik v dozorčích radách a představenstvech městských firem, transparentní obsazování dozorčích rad</text:p>
        </text:list-item>
        <text:list-item>
          <text:p text:style-name="P3">Vlastnická politika městských firem a majetkových účastí</text:p>
        </text:list-item>
        <text:list-item>
          <text:p text:style-name="P3">Etické kodexy zastupitelů na webu a apel na nejvyšší úředníky, aby se připojili</text:p>
        </text:list-item>
        <text:list-item>
          <text:p text:style-name="P3">Zveřejňování lobbistických kontaktů alespon všech uvolněných zastupitelů</text:p>
        </text:list-item>
        <text:list-item>
          <text:p text:style-name="P3">Otevřená diskuse s opozicí o kultivaci zasedání zastupitelstva (ne nočnímu a překvapivému jednání), docházce na výbory</text:p>
        </text:list-item>
      </text:list>
      <text:p text:style-name="P2"/>
      <text:p text:style-name="P2"><text:span text:style-name="T1">Boj proti korupci</text:span></text:p>
      <text:list xml:id="list7797434073774680159" text:style-name="L2">
        <text:list-item>
          <text:p text:style-name="P4">Schválení a uvádění v život protikorupční strategie</text:p>
        </text:list-item>
        <text:list-item>
          <text:p text:style-name="P4">Lepší zveřejňování smluv a jeho zavedení do všech organizací ovládaných Prahou, elektronický oběh dokumentů, zveřejnování faktur</text:p>
        </text:list-item>
        <text:list-item>
          <text:p text:style-name="P4">Transparentní městské firmy</text:p>
        </text:list-item>
        <text:list-item>
          <text:p text:style-name="P4">Vytvoření fungujícího kontrolního systému</text:p>
        </text:list-item>
        <text:list-item>
          <text:p text:style-name="P4">Úřad, který systematicky dodržuje zákon o svobodném přístupu k informacím</text:p>
        </text:list-item>
        <text:list-item>
          <text:p text:style-name="P4">Průhledné změny územního plánu včetně průběžného zveřejňování podnětů na změnu uzemního plánu</text:p>
        </text:list-item>
        <text:list-item>
          <text:p text:style-name="P4">Standardizace smluvních vzorů</text:p>
        </text:list-item>
      </text:list>
      <text:p text:style-name="P2"/>
      <text:p text:style-name="P14">Informatika</text:p>
      <text:list xml:id="list7784666732502449891" text:style-name="L3">
        <text:list-item>
          <text:p text:style-name="P5">Důsledné plnění Radou schválených Tezí digitální strategie <text:a xlink:type="simple" xlink:href="http://zastupitelstvo.praha.eu/ina2014/inagetdocument.aspx?par=238045079087082043066051050020094087082043031030037039031039039020087082043031032032037035032" text:style-name="Internet_20_link" text:visited-style-name="Visited_20_Internet_20_Link">http://zastupitelstvo.praha.eu/ina2014/inagetdocument.aspx?par=238045079087082043066051050020094087082043031030037039031039039020087082043031032032037035032</text:a>, to znamená rušení vendor lock-in, otevřené soutěže, odstraňování JŘB, zohlednění open-source atd.</text:p>
        </text:list-item>
        <text:list-item>
          <text:p text:style-name="P5">Kvalitně dokončit otevřené soutěže na: Mepnet, IdM, Portál, JES, PragueMarket</text:p>
        </text:list-item>
        <text:list-item>
          <text:p text:style-name="P5">ISKŘ: přehodnotit / nahradit, rozpočet na tento systém se musí pohybovat v jiných řádech (směrem dolů)!</text:p>
        </text:list-item>
        <text:list-item>
          <text:p text:style-name="P5">Rozvíjet: OpenData (rozšiřovat datové sady), rozklikávací rozpočet - nezbytná součinnost ostatních radních a organizací! http://opendata.praha.eu/</text:p>
        </text:list-item>
        <text:list-item>
          <text:p text:style-name="P5">Podíl na přípravě nové koncepce IT na pražském magistrátu</text:p>
        </text:list-item>
        <text:list-item>
          <text:p text:style-name="P5">Vstup Prahy do organizace Otevřená města (www.otevrenamesta.cz) pro transparentní fungování IT</text:p>
        </text:list-item>
        <text:list-item>
          <text:p text:style-name="P5">Přejmenování Operátora Opencard a přidání působnosti městského institutu informatiky </text:p>
        </text:list-item>
        <text:list-item>
          <text:p text:style-name="P5">Standardizace formátů (včetně komerčních aplikací), přechod na open-source databáze, platformy a preferovaně webové aplikace (html5!)</text:p>
        </text:list-item>
      </text:list>
      <text:p text:style-name="P2"/>
      <text:p text:style-name="P2"><text:span text:style-name="T1">Kostlivci ze skříně</text:span></text:p>
      <text:list xml:id="list4736054691186768682" text:style-name="L4">
        <text:list-item>
          <text:p text:style-name="P6">Umožnit občanům, aby kauzy minulosti žalovali sami - obecný program po zpracování příkladů partnerských měst</text:p>
        </text:list-item>
        <text:list-item>
          <text:p text:style-name="P6">Žaloba na Béma</text:p>
        </text:list-item>
        <text:list-item>
          <text:p text:style-name="P6"><text:soft-page-break/>Škodův palác - prověřit možnosti vyšetřování vzniku kauzy a uplatnění nároku na náhradu škody, rozhodnout o budoucím sídle úředníků</text:p>
        </text:list-item>
        <text:list-item>
          <text:p text:style-name="P6">SMS jízdenky - https://praha.pirati.cz/smlouva-na-sms-jizdenky.html</text:p>
        </text:list-item>
        <text:list-item>
          <text:p text:style-name="P6">Revize smlouvy s Veolií</text:p>
        </text:list-item>
        <text:list-item>
          <text:p text:style-name="P6">Tunel Blanka - prošetřit kauzu auditem, zřídit autobusovou linku</text:p>
        </text:list-item>
      </text:list>
      <text:p text:style-name="P2"/>
      <text:p text:style-name="P2"><text:span text:style-name="T1">Svobodomyslná Praha</text:span></text:p>
      <text:list xml:id="list6155779897895842698" text:style-name="L5">
        <text:list-item>
          <text:p text:style-name="P7">Méně přísná (než navrhovaná) regulace buskingu</text:p>
        </text:list-item>
        <text:list-item>
          <text:p text:style-name="P7">Revize protialkoholní vyhlášky (zúžení počtu míst)</text:p>
        </text:list-item>
        <text:list-item>
          <text:p text:style-name="P7">Vyvážená vyhláška o volném pobíhání psů (umožnit městským částem, ať si vyberou režim)</text:p>
        </text:list-item>
        <text:list-item>
          <text:p text:style-name="P7">Nechceme Mariánský sloup viz https://www.facebook.com/jan.wolf.75873/posts/978365235535864</text:p>
        </text:list-item>
      </text:list>
      <text:p text:style-name="P2"/>
      <text:p text:style-name="P14">Doprava</text:p>
      <text:list xml:id="list8161488163069931090" text:style-name="L6">
        <text:list-item>
          <text:p text:style-name="P8">Audit DPP + definovat <text:s/>v rámci vlastnické politiky priority a varianty rozvoje (včetně analýzy zavedení bezplatné MHD) </text:p>
        </text:list-item>
        <text:list-item>
          <text:p text:style-name="P8">Návazná opatření na Blanku</text:p>
        </text:list-item>
        <text:list-item>
          <text:p text:style-name="P8">Dovolit mobilním operátorům pokrytí metra signálem</text:p>
        </text:list-item>
        <text:list-item>
          <text:p text:style-name="P8">Bikesharing transparentně</text:p>
        </text:list-item>
        <text:list-item>
          <text:p text:style-name="P8">Zvýšit podíl investic na zpříjemnění pěší a cyklistické dopravy</text:p>
        </text:list-item>
      </text:list>
      <text:p text:style-name="P2"/>
      <text:p text:style-name="P14">Další program</text:p>
      <text:list xml:id="list1219697592969145409" text:style-name="L7">
        <text:list-item>
          <text:p text:style-name="P9">Lepší fungování úřadu viz: <text:a xlink:type="simple" xlink:href="https://praha.pirati.cz/jak-na-magistrat-bez-megastrat.html" text:style-name="Internet_20_link" text:visited-style-name="Visited_20_Internet_20_Link">https://praha.pirati.cz/jak-na-magistrat-bez-megastrat.html</text:a>, mj. lepší ohodnocení úředníků (např. benefity)</text:p>
        </text:list-item>
        <text:list-item>
          <text:p text:style-name="P9">Zveřejňování zaměstnaneckých děl na školách</text:p>
        </text:list-item>
        <text:list-item>
          <text:p text:style-name="P9">Participativní rozpočet - podle zkušeností z městských částí, z počátku spíše zkoumat potřeby a názory Pražanů</text:p>
        </text:list-item>
        <text:list-item>
          <text:p text:style-name="P9">Regulace reklamy</text:p>
        </text:list-item>
        <text:list-item>
          <text:p text:style-name="P9">Azylová centra pro lidi bez domova + vytvoření sociální sítě</text:p>
        </text:list-item>
        <text:list-item>
          <text:p text:style-name="P9">Zlepšení stavu prázdných budov - zvážit zvýšení koeficientu daně z nemovitosti</text:p>
        </text:list-item>
        <text:list-item>
          <text:p text:style-name="P9">Transparentní dotace pro sport (např. zveřejňovat rozpočty akcí, dodavatele zakázek atd.), spravedlivě podle druhu sportu a počtu mládežnických sportovců</text:p>
        </text:list-item>
        <text:list-item>
          <text:p text:style-name="P9">Konec dotací na podnikání soukromých firem</text:p>
        </text:list-item>
        <text:list-item>
          <text:p text:style-name="P9">Prostor pro připomínky veřejnosti přímo na místech, kam veřejnost na pražském webu / webech / chodí (například připomínky ke změnám územního plánu přímo u jednotlivých změn na webu, podněty k jednání výborů a zastupitelstva přímo na stránkách výborů a zastupitelstva atp. )</text:p>
        </text:list-item>
      </text:list>
      <text:p text:style-name="P2"/>
      <text:h text:style-name="P1" text:outline-level="2">Postoj k aktuálním velkým tématům</text:h>
      <text:p text:style-name="P2"/>
      <text:p text:style-name="P2"><text:span text:style-name="T1">Hazard</text:span> </text:p>
      <text:p text:style-name="P2">Ponechat minimálně casina a umožnit živé hry. Co se prohibice týče, vyhovuje nám, pokud bude vyhláška respektovat přání městských částí. Současně nemáme problém se změnou systému přerozdělování peněz tak, aby bylo pro MČ méně výhodné hazard podporovat. Chceme aby město průběžně sledovalo jaký dopad má lokální prohibice na rozsah nelegálního hazardu. Výhledově prosazujeme, aby herny fungovaly v prostorách vlastněných městem. </text:p>
      <text:p text:style-name="P2"/>
      <text:p text:style-name="P2"><text:span text:style-name="T1">Městský okruh</text:span> </text:p>
      <text:p text:style-name="P2">Nechceme žádné další megalomanské tunely, podporujeme minimalistickou variantu této stavby. V duchu: <text:a xlink:type="simple" xlink:href="http://www.auto-mat.cz/2015/10/chce-praha-provozovat-dalsi-nelegalni-stavbu/" text:style-name="Internet_20_link" text:visited-style-name="Visited_20_Internet_20_Link">http://www.auto-mat.cz/2015/10/chce-praha-provozovat-dalsi-nelegalni-stavbu/</text:a></text:p>
      <text:p text:style-name="P2"/>
      <text:p text:style-name="P2"><text:soft-page-break/><text:span text:style-name="T1">Obchvat Prahy</text:span> </text:p>
      <text:p text:style-name="P2">Přikláníme se ke středočeské variantě této stavby, podle dostupných informací by byla levnější. </text:p>
      <text:p text:style-name="P2"/>
      <text:p text:style-name="P14">Celopražský svoz odpadu</text:p>
      <text:p text:style-name="P2">Chceme analýzu několika variant této zakázky; pokud se mezitím podaří vykoupit chybějící podíl v Pražských službách a zadat zakázku inhouse, nemáme s tím problém</text:p>
      <text:p text:style-name="P2"/>
      <text:p text:style-name="P2"><text:span text:style-name="T1">Parkování</text:span> </text:p>
      <text:list xml:id="list5290240938280269040" text:style-name="L8">
        <text:list-item>
          <text:p text:style-name="P10">Jednotný systém zón celopražsky (funkční pro rezidenty i pro dojíždějící a turisty) </text:p>
        </text:list-item>
        <text:list-item>
          <text:p text:style-name="P10">Konkrétní vymezení nechat na Městských částech</text:p>
        </text:list-item>
        <text:list-item>
          <text:p text:style-name="P10">Více P+R parkovišť tam, kde jsou potřeba, rozumnější (= vyšší) ceny parkování tam, kde je velký přetlak</text:p>
        </text:list-item>
      </text:list>
      <text:p text:style-name="P2"/>
      <text:p text:style-name="P14">Opencard</text:p>
      <text:p text:style-name="P2">Pokračovat v dosud nastoleném trendu: nechat papírové jízdné, akceptovat bankovní karty a aplikace, ukončit monopoly Eriky a EMS, umožnit mobilní a internetové aplikace (Prague Market), výhledově ukončit výdej nových karet Opencard, náklady vývoje a distribuce nových řešení nemá nést město. </text:p>
      <text:p text:style-name="P2"/>
      <text:p text:style-name="P14">Metropolitní plán</text:p>
      <text:list xml:id="list8465924075065274879" text:style-name="L9">
        <text:list-item>
          <text:p text:style-name="P11">Chceme transparentní vyhodnocení toho, kdo na metropolitním plánu vydělá a kolik peněz, prosazujeme důslednou výškovou regulaci, nechceme megalomanské plány Prahy dvoumilionové, podporujeme co nejširší zapojení veřejnosti do přípravy metropolitního plánu. </text:p>
        </text:list-item>
        <text:list-item>
          <text:p text:style-name="P11">Souhlasíme s tím, aby se město nerozšiřovalo do šířky, využití brownfieldů, ale také by měla existovat dostatečně velká nabídka parcel (proti monopolizaci)</text:p>
        </text:list-item>
      </text:list>
      <text:p text:style-name="P2"/>
      <text:p text:style-name="P14">Metro D</text:p>
      <text:p text:style-name="P2">Chceme doklady o tom, že zvolené trasování dává smysl z hlediska budoucí vytíženosti metra. Podobně chceme ověřit, že plánované stanice jsou optimálně umístěné. V případě splnění těchto dvou podmínek podporujeme prioritní realizaci této stavby. Chceme od města věcnou reakci na tento podnět: <text:a xlink:type="simple" xlink:href="http://svobodneforum.cz/prazske-metro-d-se-vyhyba-lidem-a-konci-v-poli-proc/" text:style-name="Internet_20_link" text:visited-style-name="Visited_20_Internet_20_Link">http://svobodneforum.cz/prazske-metro-d-se-vyhyba-lidem-a-konci-v-poli-proc/</text:a></text:p>
      <text:p text:style-name="P2"/>
      <text:p text:style-name="P2"><text:span text:style-name="T1">Správa majetku města</text:span> </text:p>
      <text:p text:style-name="P12">Chceme jasnou koncepci hospodaření s majetkem. Veřejnost musí znát dle jakých metodik se s majetkem pracuje (prodává, pronajímá, rekonstruuje). Prvními kroky jsou:</text:p>
      <text:list xml:id="list7584497733486008042" text:style-name="L11">
        <text:list-item>
          <text:p text:style-name="P13">zveřejnění Analýzy nakládání s nebytovými prostory od IPR</text:p>
        </text:list-item>
        <text:list-item>
          <text:p text:style-name="P13">zveřejnění seznamu všech nájmů městských nemovitostí s co nejvíce metadaty</text:p>
        </text:list-item>
        <text:list-item>
          <text:p text:style-name="P13">udělat audit nakládání s nebytovým majetkem</text:p>
        </text:list-item>
        <text:list-item>
          <text:p text:style-name="P13">zveřejnit náklady/výnosy u jednotlivých budov</text:p>
        </text:list-item>
        <text:list-item>
          <text:p text:style-name="P13">koncepce sociálního bydlení (označit, jaké byty budou sociální a jaké ne)</text:p>
        </text:list-item>
      </text:list>
      <text:p text:style-name="P2"/>
      <text:p text:style-name="P14">Finanční vztahy k městským částem</text:p>
      <text:p text:style-name="P2">Souhlasíme s navýšením na částku 2900 Kč/ob. (požadavek starostů) za podmínky zvýšení transparence městských částí a dodržování zákonů (např. zákon o svobodném přístupu k informacím).</text:p>
      <text:p text:style-name="P2"/>
      <text:p text:style-name="P2"/>
      <text:h text:style-name="Heading_20_2" text:outline-level="2"><text:soft-page-break/></text:h>
      <text:h text:style-name="Heading_20_2" text:outline-level="2">Hlavní požadavky v případě koalice</text:h>
      <text:p text:style-name="P2"/>
      <text:p text:style-name="P14">Náměstek/radní pro otevřenost</text:p>
      <text:p text:style-name="P2">kompetence: vnitřní kontrolní systém, protikorupční opatření, zveřej<text:span text:style-name="T2">ň</text:span>ování, informatika, (legislativa)</text:p>
      <text:p text:style-name="P2">Všechny materiály na radu předem proti podpisu - dostatečný sekretariát na analýzu materiálů</text:p>
      <text:p text:style-name="P2"/>
      <text:p text:style-name="P2">Poměrný počet ve vedení výborů/politických místech</text:p>
      <text:p text:style-name="P2"/>
      <text:p text:style-name="P2">Lze vycházet z platného programového prohlášení a upravit ho formou dohodnutých změn</text:p>
      <text:p text:style-name="P2">Koaliční smlouva musí upravovat mechanismy pro efektivní řešení sporů, projednávání nových záměrů a musí respektovat zastupitelský slib</text:p>
      <text:p text:style-name="P2">Zastupitelé jsou ochotni zavázat se podpořit usnesení na zastupitelstvu, které vyjde z koaliční smlouvy a se kterým souhlasí (dokumenty budou projednávány před radou s dostatečným časem)</text:p>
      <text:p text:style-name="P2">Veto na velké zakázky a stavb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6T15:07:20.662000000</meta:creation-date>
    <dc:date>2015-10-26T15:19:26.731000000</dc:date>
    <meta:editing-duration>PT12M5S</meta:editing-duration>
    <meta:editing-cycles>3</meta:editing-cycles>
    <meta:generator>LibreOffice/4.4.2.2$Windows_x86 LibreOffice_project/c4c7d32d0d49397cad38d62472b0bc8acff48dd6</meta:generator>
    <meta:document-statistic meta:table-count="0" meta:image-count="0" meta:object-count="0" meta:page-count="4" meta:paragraph-count="95" meta:word-count="1092" meta:character-count="8135" meta:non-whitespace-character-count="7184"/>
  </office:meta>
</office:document-meta>
</file>